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50%" fo:text-align="start" style:justify-single-word="false"/>
      <style:text-properties officeooo:rsid="0004e066" officeooo:paragraph-rsid="0004e066"/>
    </style:style>
    <style:style style:name="P2" style:family="paragraph" style:parent-style-name="Standard">
      <style:paragraph-properties fo:line-height="150%" fo:text-align="start" style:justify-single-word="false"/>
      <style:text-properties officeooo:rsid="0004e066" officeooo:paragraph-rsid="0004e066"/>
    </style:style>
    <style:style style:name="P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4e066" officeooo:paragraph-rsid="0004e066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text-underline-style="none" fo:font-weight="normal" officeooo:rsid="0004e066" officeooo:paragraph-rsid="0004e066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4e066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style:text-underline-style="solid" style:text-underline-width="auto" style:text-underline-color="font-color" fo:font-weight="bold" officeooo:rsid="0004e066" officeooo:paragraph-rsid="0004e066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officeooo:rsid="0004e066" officeooo:paragraph-rsid="0004e066"/>
    </style:style>
    <style:style style:name="P8" style:family="paragraph" style:parent-style-name="Text_20_body" style:list-style-name="L3">
      <style:paragraph-properties fo:margin-top="0in" fo:margin-bottom="0in" style:contextual-spacing="false" fo:line-height="150%"/>
    </style:style>
    <style:style style:name="P9" style:family="paragraph" style:parent-style-name="Text_20_body" style:list-style-name="L3">
      <style:paragraph-properties fo:line-height="150%"/>
    </style:style>
    <style:style style:name="P10" style:family="paragraph" style:parent-style-name="Text_20_body" style:list-style-name="L4">
      <style:paragraph-properties fo:line-height="150%"/>
    </style:style>
    <style:style style:name="P11" style:family="paragraph" style:parent-style-name="Text_20_body">
      <style:paragraph-properties fo:line-height="150%"/>
      <style:text-properties officeooo:paragraph-rsid="000b6ce4"/>
    </style:style>
    <style:style style:name="P12" style:family="paragraph" style:parent-style-name="Text_20_body">
      <style:paragraph-properties fo:line-height="150%"/>
      <style:text-properties officeooo:rsid="000b6ce4" officeooo:paragraph-rsid="000b6ce4"/>
    </style:style>
    <style:style style:name="T1" style:family="text">
      <style:text-properties officeooo:rsid="0004e066"/>
    </style:style>
    <style:style style:name="T2" style:family="text">
      <style:text-properties fo:font-weight="normal" officeooo:rsid="0004e066" style:font-weight-asian="normal" style:font-weight-complex="normal"/>
    </style:style>
    <style:style style:name="T3" style:family="text">
      <style:text-properties style:text-underline-style="none" fo:font-weight="normal" officeooo:rsid="0004e06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e066" style:font-weight-asian="bold" style:font-weight-complex="bold"/>
    </style:style>
    <style:style style:name="T6" style:family="text">
      <style:text-properties officeooo:rsid="000b6c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2</text:p>
      <text:p text:style-name="P3"/>
      <text:p text:style-name="P4"><text:span text:style-name="T4">Analysis:</text:span><text:line-break/>1.&gt; <text:s/>Accuracy for the subset 1: <text:span text:style-name="T4">37.44%</text:span></text:p>
      <text:p text:style-name="P4"><text:tab/><text:tab/>This accuracy is not very high, which indicates that this subset of features might not <text:tab/><text:tab/>capture all relevant information about steel defects. </text:p>
      <text:p text:style-name="P4">2.&gt; Accuracy for the subset 2: <text:span text:style-name="T4">48.72%</text:span></text:p>
      <text:p text:style-name="P5"><text:span text:style-name="T3"><text:tab/><text:tab/></text:span>The accuracy increased when <text:span text:style-name="T1">I</text:span> used features related to <text:span text:style-name="Strong_20_Emphasis">luminosity and steel type</text:span>. <text:tab/><text:tab/>This suggests that these features are more informative for predicting steel defects <text:tab/><text:tab/>than the physical measurements from subset 1. The improvement in accuracy makes <text:tab/><text:tab/>sense because these features likely have more correlation with specific defect types.</text:p>
      <text:p text:style-name="P2">3.&gt; I pick subset 1and then re-run the model with <text:span text:style-name="T4">5%</text:span> and <text:span text:style-name="T4">20%</text:span> test sets.</text:p>
      <text:p text:style-name="P2"><text:tab/>For the <text:span text:style-name="T4">5%</text:span> test set: <text:span text:style-name="T4">39.80%</text:span></text:p>
      <text:p text:style-name="P2"><text:tab/>For the <text:span text:style-name="T4">20%</text:span> test set: <text:span text:style-name="T4">35.22%</text:span></text:p>
      <text:p text:style-name="P5"><text:span text:style-name="T1">For the </text:span><text:span text:style-name="T5">5%</text:span><text:span text:style-name="T2"> t</text:span><text:span text:style-name="T1">est set; a</text:span> slightly higher accuracy compared to the 10% test set (<text:span text:style-name="T4">39.80% vs. 37.44%</text:span>) likely because more training data was available.</text:p>
      <text:p text:style-name="P5"><text:span text:style-name="T1">For </text:span><text:span text:style-name="T5">20% </text:span><text:span text:style-name="T1">test set; t</text:span>he accuracy dropped to <text:span text:style-name="T4">35.22%</text:span>, which makes sense because a larger test set leaves less data for training, potentially weakening the model’s performance.</text:p>
      <text:p text:style-name="P5"/>
      <text:p text:style-name="P2">4.&gt; I picked subset 2 for the best-performing model and got this result:</text:p>
      <text:p text:style-name="P7"><text:s text:c="3"/>From the classification report for <text:span text:style-name="Strong_20_Emphasis">subset 1</text:span>:</text:p>
      <text:list text:style-name="L3">
        <text:list-item>
          <text:p text:style-name="P8"><text:span text:style-name="Strong_20_Emphasis">Z_Scratch</text:span>: Precision 31%, Recall 71%, F1-score 44%</text:p>
        </text:list-item>
        <text:list-item>
          <text:p text:style-name="P8"><text:span text:style-name="Strong_20_Emphasis">K_Scatch</text:span>: Precision 93%, Recall 67%, F1-score 78%</text:p>
        </text:list-item>
        <text:list-item>
          <text:p text:style-name="P9"><text:span text:style-name="Strong_20_Emphasis">Stains</text:span>: Precision 23%, Recall 100%, F1-score 38%</text:p>
        </text:list-item>
      </text:list>
      <text:p text:style-name="P5"><text:span text:style-name="T1">The model performed best on </text:span><text:span text:style-name="Strong_20_Emphasis"><text:span text:style-name="T1">K_Scatch</text:span></text:span><text:span text:style-name="T1">, with high precision and a decent F1-score. This might be due to the features being more informative or the dataset having more examples of this defect type, helping the model learn better. </text:span>"K_Scatch" could have a more defined or easier-to-detect defect pattern compared to others like "Pastry" or "Other_Faults," leading to better prediction accuracy.</text:p>
      <text:p text:style-name="P2"/>
      <text:h text:style-name="P1" text:outline-level="3">Overall Evaluation:</text:h>
      <text:list text:style-name="L4">
        <text:list-item>
          <text:p text:style-name="P10"><text:span text:style-name="Strong_20_Emphasis">Subset 1</text:span>: Accuracy was lower, likely because the features related to physical measurements don't capture enough meaningful variance for steel defects.</text:p>
        </text:list-item>
        <text:list-item>
          <text:p text:style-name="P10"><text:soft-page-break/><text:span text:style-name="Strong_20_Emphasis">Subset 2</text:span>: Accuracy improved significantly when features related to <text:span text:style-name="Strong_20_Emphasis">luminosity and steel type</text:span> were used, suggesting that these features are more predictive of defects.</text:p>
        </text:list-item>
        <text:list-item>
          <text:p text:style-name="P10"><text:span text:style-name="Strong_20_Emphasis">Test Set Sizes</text:span>: Using a <text:span text:style-name="Strong_20_Emphasis">smaller test set (5%)</text:span> slightly improved accuracy, as expected due to more training data, while using a <text:span text:style-name="Strong_20_Emphasis">larger test set (20%)</text:span> reduced accuracy.</text:p>
        </text:list-item>
        <text:list-item>
          <text:p text:style-name="P10"><text:span text:style-name="Strong_20_Emphasis">Best Prediction</text:span>: The model performed best on <text:span text:style-name="Strong_20_Emphasis">K_Scatch</text:span>. This could be due to the model finding stronger patterns for this defect or due to better representation in the dataset.</text:p>
        </text:list-item>
      </text:list>
      <text:p text:style-name="P12">Sources:<text:line-break/>→ <text:span text:style-name="T4">Pandas:</text:span> <text:a xlink:type="simple" xlink:href="https://pandas.pydata.org/docs/user_guide/" text:style-name="Internet_20_link" text:visited-style-name="Visited_20_Internet_20_Link"><text:span text:style-name="T4">https://pandas.pydata.org/docs/user_guide/</text:span></text:a> </text:p>
      <text:p text:style-name="P12">→ <text:span text:style-name="T4">matplotlib</text:span>: <text:a xlink:type="simple" xlink:href="https://matplotlib.org/stable/api/_as_gen/matplotlib.pyplot.hist.html" text:style-name="Internet_20_link" text:visited-style-name="Visited_20_Internet_20_Link">https://matplotlib.org/stable/api/_as_gen/matplotlib.pyplot.hist.html</text:a> </text:p>
      <text:p text:style-name="P11"><text:span text:style-name="T6">→ </text:span><text:span text:style-name="Strong_20_Emphasis">scikit-learn</text:span>: Pedregosa, F., Varoquaux, G., Gramfort, A., Michel, V., Thirion, B., Grisel, O., Blondel, M., Prettenhofer, P., Weiss, R., Dubourg, V., Vanderplas, J., Passos, A., Cournapeau, D., Brucher, M., Perrot, M., &amp; Duchesnay, E. (2011). <text:span text:style-name="Emphasis">Scikit-learn: Machine learning in Python</text:span>. Journal of Machine Learning Research, 12, 2825–2830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0:28:11.859143139</meta:creation-date>
    <dc:date>2024-09-04T21:57:12.304767626</dc:date>
    <meta:editing-duration>PT48M1S</meta:editing-duration>
    <meta:editing-cycles>2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24" meta:word-count="435" meta:character-count="2848" meta:non-whitespace-character-count="2424"/>
  </office:meta>
</office:document-meta>
</file>